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8.491cm"/>
    </style:style>
    <style:style style:name="co3" style:family="table-column">
      <style:table-column-properties fo:break-before="auto" style:column-width="17.037cm"/>
    </style:style>
    <style:style style:name="ro1" style:family="table-row">
      <style:table-row-properties style:row-height="0.47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894cm" fo:break-before="auto" style:use-optimal-row-height="false"/>
    </style:style>
    <style:style style:name="ro4" style:family="table-row">
      <style:table-row-properties style:row-height="1.395cm" fo:break-before="auto" style:use-optimal-row-height="false"/>
    </style:style>
    <style:style style:name="ro5" style:family="table-row">
      <style:table-row-properties style:row-height="1.499cm" fo:break-before="auto" style:use-optimal-row-height="false"/>
    </style:style>
    <style:style style:name="ro6" style:family="table-row">
      <style:table-row-properties style:row-height="1.316cm" fo:break-before="auto" style:use-optimal-row-height="true"/>
    </style:style>
    <style:style style:name="ro7"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5100" number:language="en" number:country="US">
      <number:text-content/>
    </number:text-style>
    <style:style style:name="ce1" style:family="table-cell" style:parent-style-name="Default">
      <style:table-cell-properties style:rotation-align="bottom" style:vertical-align="top"/>
      <style:paragraph-properties style:writing-mode="lr-tb"/>
    </style:style>
    <style:style style:name="ce2" style:family="table-cell" style:parent-style-name="Default" style:data-style-name="N5100">
      <style:table-cell-properties fo:wrap-option="wrap" style:rotation-align="bottom" style:vertical-align="middle"/>
      <style:paragraph-properties style:writing-mode="lr-tb"/>
    </style:style>
    <style:style style:name="ce3" style:family="table-cell" style:parent-style-name="Default">
      <style:paragraph-properties style:writing-mode="lr-tb"/>
    </style:style>
    <style:style style:name="ta_extref" style:family="table">
      <style:table-properties table:display="false"/>
    </style:style>
  </office:automatic-styles>
  <office:body>
    <office:spreadsheet>
      <table:content-validations>
        <table:content-validation table:name="val1" table:condition="of:cell-content-is-in-list(&quot;Bug&quot;;&quot;Feature&quot;)" table:allow-empty-cell="false" table:display-list="unsorted" table:base-cell-address="Sheet1.A1"/>
        <table:content-validation table:name="val2" table:condition="of:cell-content-text-length()&gt;0" table:allow-empty-cell="false" table:base-cell-address="Sheet1.B1">
          <table:error-message table:message-type="stop" table:display="true"/>
        </table:content-validation>
        <table:content-validation table:name="val3" table:condition="of:cell-content-is-in-list(&quot;Open&quot;;&quot;Working&quot;;&quot;Closed&quot;)" table:allow-empty-cell="false" table:display-list="unsorted" table:base-cell-address="Sheet1.D1">
          <table:error-message table:message-type="stop" table:display="true"/>
        </table:content-validation>
      </table:content-validations>
      <table:table table:name="Sheet1" table:style-name="ta1" table:print="false">
        <table:table-column table:style-name="co1" table:default-cell-style-name="ce1"/>
        <table:table-column table:style-name="co2" table:default-cell-style-name="ce1"/>
        <table:table-column table:style-name="co3" table:default-cell-style-name="ce2"/>
        <table:table-column table:style-name="co1" table:default-cell-style-name="ce1"/>
        <table:table-column table:style-name="co1" table:number-columns-repeated="1020" table:default-cell-style-name="ce3"/>
        <table:table-row table:style-name="ro1">
          <table:table-cell table:content-validation-name="val1" office:value-type="string">
            <text:p>Type</text:p>
          </table:table-cell>
          <table:table-cell table:content-validation-name="val2" office:value-type="string">
            <text:p>Title</text:p>
          </table:table-cell>
          <table:table-cell office:value-type="string">
            <text:p>Description</text:p>
          </table:table-cell>
          <table:table-cell table:content-validation-name="val3" office:value-type="string">
            <text:p>Status</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Better design for CastUtils.DoWithClass</text:p>
          </table:table-cell>
          <table:table-cell office:value-type="string">
            <text:p>Currently the design is based on null or non/null returning. It should return other class that allows to continue casting or not casting to allow a kind of "pattern match"</text:p>
          </table:table-cell>
          <table:table-cell table:content-validation-name="val3" office:value-type="string">
            <text:p>Closed</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Add cylinder matching UI</text:p>
          </table:table-cell>
          <table:table-cell office:value-type="string">
            <text:p>The UI should allow to put a cylinder anywhere in the 2D view, and rotate/edit it until it approximately fits the sketch.</text:p>
          </table:table-cell>
          <table:table-cell table:content-validation-name="val3" office:value-type="string">
            <text:p>Closed</text:p>
          </table:table-cell>
          <table:table-cell table:number-columns-repeated="1020"/>
        </table:table-row>
        <table:table-row table:style-name="ro1">
          <table:table-cell table:content-validation-name="val1" office:value-type="string">
            <text:p>Feature</text:p>
          </table:table-cell>
          <table:table-cell table:content-validation-name="val2" office:value-type="string">
            <text:p>Add 3D view side of the cylinder matching UI</text:p>
          </table:table-cell>
          <table:table-cell office:value-type="string">
            <text:p>In the 3D view, display the temporary cylinder</text:p>
          </table:table-cell>
          <table:table-cell table:content-validation-name="val3" office:value-type="string">
            <text:p>Closed</text:p>
          </table:table-cell>
          <table:table-cell table:number-columns-repeated="1020"/>
        </table:table-row>
        <table:table-row table:style-name="ro3">
          <table:table-cell table:content-validation-name="val1" office:value-type="string">
            <text:p>Feature</text:p>
          </table:table-cell>
          <table:table-cell table:content-validation-name="val2" office:value-type="string">
            <text:p>Add cylinder snapping support to 2D and 3D views</text:p>
          </table:table-cell>
          <table:table-cell office:value-type="string">
            <text:p>Allow the user to snap the temporary cylinder to the sketch, generating a mesh that approximates the sketch</text:p>
          </table:table-cell>
          <table:table-cell table:content-validation-name="val3" office:value-type="string">
            <text:p>Closed</text:p>
          </table:table-cell>
          <table:table-cell table:number-columns-repeated="1020"/>
        </table:table-row>
        <table:table-row table:style-name="ro1">
          <table:table-cell table:content-validation-name="val1" office:value-type="string">
            <text:p>Bug</text:p>
          </table:table-cell>
          <table:table-cell table:content-validation-name="val2" office:value-type="string">
            <text:p>New cylinder lighting is invisible</text:p>
          </table:table-cell>
          <table:table-cell office:value-type="string">
            <text:p>Currently new cylinders 3D view is totally black. We don't see any lighting</text:p>
          </table:table-cell>
          <table:table-cell table:content-validation-name="val3" office:value-type="string">
            <text:p>Closed</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Let viewmodels access camera matrices</text:p>
          </table:table-cell>
          <table:table-cell office:value-type="string">
            <text:p>Design an automatic way for view models to access camera matrices. This is required for snapping to work correctly and for the 2D display to work correctly for snapped primitives.</text:p>
          </table:table-cell>
          <table:table-cell table:content-validation-name="val3" office:value-type="string">
            <text:p>Closed</text:p>
          </table:table-cell>
          <table:table-cell table:number-columns-repeated="1020"/>
        </table:table-row>
        <table:table-row table:style-name="ro4">
          <table:table-cell table:content-validation-name="val1" office:value-type="string">
            <text:p>Bug</text:p>
          </table:table-cell>
          <table:table-cell table:content-validation-name="val2" office:value-type="string">
            <text:p>Mesh inflation algorithm corrupts the mesh</text:p>
          </table:table-cell>
          <table:table-cell office:value-type="string">
            <text:p>After around 50 iterations the mesh starts to develop "spikes" that shouldn't be there. The problem is probably with the fact that normals are recalculated in every iteration instead of once after all iterations are complete</text:p>
          </table:table-cell>
          <table:table-cell table:content-validation-name="val3" office:value-type="string">
            <text:p>Closed</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Possibility to snap cylinder size</text:p>
          </table:table-cell>
          <table:table-cell office:value-type="string">
            <text:p>Add user interface and computation so that the user will be able to control the cylinder's size (for example, both top and bottom sizes)</text:p>
          </table:table-cell>
          <table:table-cell table:content-validation-name="val3" office:value-type="string">
            <text:p>Open</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Make faster computation</text:p>
          </table:table-cell>
          <table:table-cell office:value-type="string">
            <text:p>Try snapping immediately to the final stage, instead of small steps. It can also work with the cylinder size constraint.</text:p>
          </table:table-cell>
          <table:table-cell table:content-validation-name="val3" office:value-type="string">
            <text:p>Closed</text:p>
          </table:table-cell>
          <table:table-cell table:number-columns-repeated="1020"/>
        </table:table-row>
        <table:table-row table:style-name="ro1">
          <table:table-cell table:content-validation-name="val1" office:value-type="string">
            <text:p>Feature</text:p>
          </table:table-cell>
          <table:table-cell table:content-validation-name="val2" office:value-type="string">
            <text:p>UI improvements</text:p>
          </table:table-cell>
          <table:table-cell office:value-type="string">
            <text:p>Ability to control the 3D view. And maybe the 2D view. </text:p>
          </table:table-cell>
          <table:table-cell table:content-validation-name="val3" office:value-type="string">
            <text:p>Working</text:p>
          </table:table-cell>
          <table:table-cell table:number-columns-repeated="1020"/>
        </table:table-row>
        <table:table-row table:style-name="ro1">
          <table:table-cell table:content-validation-name="val1" office:value-type="string">
            <text:p>Feature</text:p>
          </table:table-cell>
          <table:table-cell table:content-validation-name="val2" office:value-type="string">
            <text:p>Add a half-circle (Kippa) primitive</text:p>
          </table:table-cell>
          <table:table-cell office:value-type="string">
            <text:p>Add another primitive with its fibers and try to snap it</text:p>
          </table:table-cell>
          <table:table-cell table:content-validation-name="val3" office:value-type="string">
            <text:p>Open</text:p>
          </table:table-cell>
          <table:table-cell table:number-columns-repeated="1020"/>
        </table:table-row>
        <table:table-row table:style-name="ro1">
          <table:table-cell table:content-validation-name="val1" office:value-type="string">
            <text:p>Bug</text:p>
          </table:table-cell>
          <table:table-cell table:content-validation-name="val2" office:value-type="string">
            <text:p>AutoDiff differentiates sums slowly</text:p>
          </table:table-cell>
          <table:table-cell office:value-type="string">
            <text:p>Add a special class called SparseSum that will help summing a lot of sparse vectors quickly</text:p>
          </table:table-cell>
          <table:table-cell table:content-validation-name="val3" office:value-type="string">
            <text:p>Closed</text:p>
          </table:table-cell>
          <table:table-cell table:number-columns-repeated="1020"/>
        </table:table-row>
        <table:table-row table:style-name="ro2">
          <table:table-cell table:content-validation-name="val1" office:value-type="string">
            <text:p>Bug</text:p>
          </table:table-cell>
          <table:table-cell table:content-validation-name="val2" office:value-type="string">
            <text:p>Cached evaluation for faster differentiation</text:p>
          </table:table-cell>
          <table:table-cell office:value-type="string">
            <text:p>Differentiation needs to evaluate many sub-trees. We can easily overcome the re-evaluation of many subtrees by caching evaluation results during differentiation. This will improve differentiation performance.</text:p>
          </table:table-cell>
          <table:table-cell table:content-validation-name="val3" office:value-type="string">
            <text:p>Closed</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Visualize mesh deformation during snapping</text:p>
          </table:table-cell>
          <table:table-cell office:value-type="string">
            <text:p>Try to visualize the motion vectors of mesh vertices. If it doesn't look well – export them to a file and visualize them in another tool (for example – matlab)</text:p>
          </table:table-cell>
          <table:table-cell table:content-validation-name="val3" office:value-type="string">
            <text:p>Open</text:p>
          </table:table-cell>
          <table:table-cell table:number-columns-repeated="1020"/>
        </table:table-row>
        <table:table-row table:style-name="ro5">
          <table:table-cell table:content-validation-name="val1" office:value-type="string">
            <text:p>Bug</text:p>
          </table:table-cell>
          <table:table-cell table:content-validation-name="val2" office:value-type="string">
            <text:p>Snapping process makes back-facing polygons</text:p>
          </table:table-cell>
          <table:table-cell office:value-type="string">
            <text:p>When snapping a cylinder we can see that it becomes red. That means that polygons become back-faced instead of front-faced. It could happen because of positions-flip. WI 15 can help visualize and solve the problem.</text:p>
          </table:table-cell>
          <table:table-cell table:content-validation-name="val3" office:value-type="string">
            <text:p>Closed</text:p>
          </table:table-cell>
          <table:table-cell table:number-columns-repeated="1020"/>
        </table:table-row>
        <table:table-row table:style-name="ro6">
          <table:table-cell table:content-validation-name="val1" office:value-type="string">
            <text:p>Bug</text:p>
          </table:table-cell>
          <table:table-cell table:content-validation-name="val2" office:value-type="string">
            <text:p>Curved sketch lines create a bump on the cyl.</text:p>
          </table:table-cell>
          <table:table-cell office:value-type="string">
            <text:p>When the user draws two curved sketch lines (two arcs), places a cylinder between them and tells the system to snap it – a bump is created on the cylinder and when looking on it from different sides we get a bit corrupt shape.</text:p>
          </table:table-cell>
          <table:table-cell table:content-validation-name="val3" office:value-type="string">
            <text:p>Open</text:p>
          </table:table-cell>
          <table:table-cell table:number-columns-repeated="1020"/>
        </table:table-row>
        <table:table-row table:style-name="ro2">
          <table:table-cell table:content-validation-name="val1" office:value-type="string">
            <text:p>Bug</text:p>
          </table:table-cell>
          <table:table-cell table:content-validation-name="val2" office:value-type="string">
            <text:p>Cylinders before snapping are not really cylinders</text:p>
          </table:table-cell>
          <table:table-cell office:value-type="string">
            <text:p>Adding a new cylinder, before snapping, creates a cylinder approximation mesh that is displayed in the 3D view. This shape is not really a cylinder.</text:p>
          </table:table-cell>
          <table:table-cell table:content-validation-name="val3" office:value-type="string">
            <text:p>Open</text:p>
          </table:table-cell>
          <table:table-cell table:number-columns-repeated="1020"/>
        </table:table-row>
        <table:table-row table:style-name="ro7" table:number-rows-repeated="65517">
          <table:table-cell table:content-validation-name="val1"/>
          <table:table-cell table:content-validation-name="val2"/>
          <table:table-cell/>
          <table:table-cell table:content-validation-name="val3"/>
          <table:table-cell table:number-columns-repeated="1020"/>
        </table:table-row>
        <table:table-row table:style-name="ro7">
          <table:table-cell table:content-validation-name="val1"/>
          <table:table-cell table:content-validation-name="val2"/>
          <table:table-cell/>
          <table:table-cell table:content-validation-name="val3"/>
          <table:table-cell table:number-columns-repeated="1020"/>
        </table:table-row>
      </table:table>
      <table:database-ranges>
        <table:database-range table:target-range-address="Sheet1.A1:Sheet1.D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h" style:country-asian="CN" style:font-name-complex="Tahoma" style:language-complex="he" style:country-complex="IL"/>
    </style:default-style>
    <number:number-style style:name="N0">
      <number:number number:min-integer-digits="1"/>
    </number:number-style>
    <number:currency-style style:name="N110P0" style:volatile="true">
      <number:currency-symbol number:language="he" number:country="IL">₪</number:currency-symbol>
      <number:text> </number:text>
      <number:number number:decimal-places="2" number:min-integer-digits="1" number:grouping="true"/>
    </number:currency-style>
    <number:currency-style style:name="N110">
      <style:text-properties fo:color="#ff0000"/>
      <number:currency-symbol number:language="he" number:country="IL">₪</number:currency-symbol>
      <number:text> -</number:text>
      <number:number number:decimal-places="2" number:min-integer-digits="1" number:grouping="true"/>
      <style:map style:condition="value()&gt;=0" style:apply-style-name="N110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rl-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rl-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19">19/10/2010</text:date>, <text:time>16:40: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 S</meta:initial-creator>
    <meta:creation-date>2010-09-12T11:44:14.58</meta:creation-date>
    <dc:date>2010-10-19T16:40:19.05</dc:date>
    <dc:creator>A S</dc:creator>
    <meta:editing-duration>PT28H54M07S</meta:editing-duration>
    <meta:editing-cycles>21</meta:editing-cycles>
    <meta:generator>OpenOffice.org/3.2$Win32 OpenOffice.org_project/320m18$Build-9502</meta:generator>
    <meta:document-statistic meta:table-count="1" meta:cell-count="72" meta:object-count="0"/>
  </office:meta>
</office:document-meta>
</file>